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DejaVu Sans Mono" svg:font-family="'DejaVu Sans Mono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style:font-name-asian="Liberation Serif1" style:font-name-complex="Liberation Serif1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Liberation Serif1" style:font-name-asian="Liberation Serif1" style:font-name-complex="Liberation Serif1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5" style:family="paragraph" style:parent-style-name="Texto_20_préformatado">
      <style:paragraph-properties fo:margin-left="0.4925in" fo:margin-right="0in" fo:text-indent="0in" style:auto-text-indent="fals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6" style:family="paragraph" style:parent-style-name="Texto_20_préformatado">
      <style:paragraph-properties fo:margin-left="0.4925in" fo:margin-right="0in" fo:margin-top="0in" fo:margin-bottom="0.1965in" style:contextual-spacing="false" fo:text-indent="0in" style:auto-text-indent="fals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P8" style:family="paragraph" style:parent-style-name="Texto_20_préformatado">
      <style:paragraph-properties fo:margin-left="0.4925in" fo:margin-right="0in" fo:text-indent="0in" style:auto-text-indent="false"/>
      <style:text-properties style:font-name="Courier 10 Pitch" fo:font-size="10pt" style:font-name-asian="Courier 10 Pitch" style:font-size-asian="10pt" style:font-name-complex="Courier 10 Pitch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ISTEMAS OPERACIONAIS <text:s/>– Laboratório 1 (SVCs)</text:p>
      <text:p text:style-name="Standard"/>
      <text:p text:style-name="P1">1- Escreva um programa C que receba como parâmetro de entrada um inteiro N. Este programa deve criar uma sequência de N filhos. Você deve usar a estrutura for .</text:p>
      <text:p text:style-name="Standard"/>
      <text:p text:style-name="P1">2- Escreva um programa C em que realize os seguintes passos:</text:p>
      <text:p text:style-name="Standard"/>
      <text:p text:style-name="P3">1- O processo MAIN exibe seu PID</text:p>
      <text:p text:style-name="P3">2- O processo MAIN deve tentar criar um filho, em caso de erro, deve exibir uma mensagem</text:p>
      <text:p text:style-name="P3">3- <text:s/>O <text:s/>processo MAIN deve em seguida, em caso de sucesso, exibir uma mensagem “Aqui é o pai, processo filho PID=xxx criado”</text:p>
      <text:p text:style-name="P3">4- Já o processo filho de fazer uma chamada exec para executar o comando 'ls' e listar os arquivos e diretórios do diretório corrente</text:p>
      <text:p text:style-name="P2"/>
      <text:p text:style-name="P1">3- Implemente um programa C que recebe como parâmetros no comando de linha até 10 números inteiros (desordenados). O programa MAIN registra os números em um array e cria um filho . Em seguida o MAIN deve ordenar o array usando “ordenação simples” enquanto o filho deve fazer “quick sort”. Ao final da ordenação, cada processo deve exibir o tempo gasto para realizar a mesma. O Pai deve fazer um wait() para esperar o filho morrer.</text:p>
      <text:p text:style-name="Standard"/>
      <text:p text:style-name="P1">Dicas:</text:p>
      <text:p text:style-name="P4">#include &lt;time.h&gt;</text:p>
      <text:p text:style-name="P4">...</text:p>
      <text:p text:style-name="P4">clock_t c2, c1; /* variáveis que contam ciclos do processador */</text:p>
      <text:p text:style-name="P4">float tmp;</text:p>
      <text:p text:style-name="P4">c1 = clock();</text:p>
      <text:p text:style-name="P4">//... código a ser executado</text:p>
      <text:p text:style-name="P4">c2 = clock();</text:p>
      <text:p text:style-name="P4">tmp = (c2 – c1)*1000/CLOCKS_PER_SEC; <text:s/>// tempo de execução em milissegundos</text:p>
      <text:p text:style-name="P4">-------------------------------------------------------------------</text:p>
      <text:p text:style-name="P5">void quickSort(int valor[], int esquerda, int direita)</text:p>
      <text:p text:style-name="P5">{</text:p>
      <text:p text:style-name="P5"><text:s text:c="4"/>int i, j, x, y;</text:p>
      <text:p text:style-name="P5"><text:s text:c="4"/>i = esquerda;</text:p>
      <text:p text:style-name="P5"><text:s text:c="4"/>j = direita;</text:p>
      <text:p text:style-name="P5"><text:s text:c="4"/>x = valor[(esquerda + direita) / 2];</text:p>
      <text:p text:style-name="P5"><text:s text:c="4"/>while(i &lt;= j){</text:p>
      <text:p text:style-name="P5"><text:s text:c="8"/>while(valor[i] &lt; x &amp;&amp; i &lt; direita){</text:p>
      <text:p text:style-name="P5"><text:s text:c="12"/>i++;</text:p>
      <text:p text:style-name="P5"><text:s text:c="8"/>}</text:p>
      <text:p text:style-name="P5"><text:s text:c="8"/>while(valor[j] &gt; x &amp;&amp; j &gt; esquerda){</text:p>
      <text:p text:style-name="P5"><text:s text:c="12"/>j--;</text:p>
      <text:p text:style-name="P5"><text:s text:c="8"/>}</text:p>
      <text:p text:style-name="P5"><text:s text:c="8"/>if(i &lt;= j){</text:p>
      <text:p text:style-name="P5"><text:s text:c="12"/>y = valor[i];</text:p>
      <text:p text:style-name="P5"><text:s text:c="12"/>valor[i] = valor[j];</text:p>
      <text:p text:style-name="P5"><text:s text:c="12"/>valor[j] = y;</text:p>
      <text:p text:style-name="P5"><text:s text:c="12"/>i++;</text:p>
      <text:p text:style-name="P5"><text:s text:c="12"/>j--;</text:p>
      <text:p text:style-name="P5"><text:s text:c="8"/>}</text:p>
      <text:p text:style-name="P5"><text:s text:c="4"/>}</text:p>
      <text:p text:style-name="P5"><text:s text:c="4"/>if(j &gt; esquerda){</text:p>
      <text:p text:style-name="P5"><text:s text:c="8"/>quickSort(valor, esquerda, j);</text:p>
      <text:p text:style-name="P5"><text:s text:c="4"/>}</text:p>
      <text:p text:style-name="P5"><text:s text:c="4"/>if(i &lt; direita){</text:p>
      <text:p text:style-name="P5"><text:s text:c="8"/>quickSort(valor, <text:s/>i, direita);</text:p>
      <text:p text:style-name="P5"><text:s text:c="4"/>}</text:p>
      <text:p text:style-name="P6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DejaVu Sans Mono" svg:font-family="'DejaVu Sans Mono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Liberation Sans1" style:font-family-asian="'Liberation Sans', Arial" style:font-family-generic-asian="swiss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préformatado" style:display-name="Texto préformatado" style:family="paragraph" style:parent-style-name="Standard">
      <style:paragraph-properties fo:margin-top="0in" fo:margin-bottom="0in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736in" fo:margin-bottom="0.632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a Gomes</meta:initial-creator>
    <meta:creation-date>2015-03-20T09:33:18</meta:creation-date>
    <meta:editing-duration>P15824DT17H31M44S</meta:editing-duration>
    <dc:date>2015-03-24T18:40:01.707665017</dc:date>
    <meta:generator>LibreOffice/4.2.7.2$Linux_X86_64 LibreOffice_project/420m0$Build-2</meta:generator>
    <meta:document-statistic meta:table-count="0" meta:image-count="0" meta:object-count="0" meta:page-count="1" meta:paragraph-count="46" meta:word-count="311" meta:character-count="1944" meta:non-whitespace-character-count="1486"/>
  </office:meta>
</office:document-meta>
</file>